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19.5pt" fo:break-before="auto" style:use-optimal-row-height="tru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45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8pt" style:font-size-asian="8pt" style:font-size-complex="8pt" fo:hyphenate="tru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enocore" table:style-name="ta1" table:print-ranges="senocore.A1:senocore.G4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artNumb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ANT1</text:p>
          </table:table-cell>
          <table:table-cell table:style-name="ce1" office:value-type="string" calcext:value-type="string">
            <text:p>PCB ANTENNA 2.4Ghz</text:p>
          </table:table-cell>
          <table:table-cell table:style-name="ce1" office:value-type="string" calcext:value-type="string">
            <text:p>PCB antenna 2.4Ghz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1, C2, C3, C4, C6, C8, C10, C12, C17, C18, C23, C24, C27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0402 SMD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5, C11</text:p>
          </table:table-cell>
          <table:table-cell table:style-name="ce1" office:value-type="string" calcext:value-type="string">
            <text:p>5.6p</text:p>
          </table:table-cell>
          <table:table-cell table:style-name="ce1" office:value-type="string" calcext:value-type="string">
            <text:p>+/- 0.25pF NP0 SMD 04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C0402CRNPO9BN5R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7, C9</text:p>
          </table:table-cell>
          <table:table-cell table:style-name="ce1" office:value-type="string" calcext:value-type="string">
            <text:p>0.5p</text:p>
          </table:table-cell>
          <table:table-cell table:style-name="ce1" office:value-type="string" calcext:value-type="string">
            <text:p>+/- 0.25pF NP0 SMD 04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string" calcext:value-type="string">
            <text:p>GRM1555C1HR50BA01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13, C15, C16</text:p>
          </table:table-cell>
          <table:table-cell table:style-name="ce1" office:value-type="string" calcext:value-type="string">
            <text:p>33p</text:p>
          </table:table-cell>
          <table:table-cell table:style-name="ce1" office:value-type="string" calcext:value-type="string">
            <text:p>0402 SM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CC0402JRNPO9BN33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14, C2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SMD TYPE A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19, C20</text:p>
          </table:table-cell>
          <table:table-cell table:style-name="ce1" office:value-type="string" calcext:value-type="string">
            <text:p>27p</text:p>
          </table:table-cell>
          <table:table-cell table:style-name="ce1" office:value-type="string" calcext:value-type="string">
            <text:p>0402 S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CL05C270JB5NNNC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21, C22, C26, C28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0805 SMD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A1, DA2</text:p>
          </table:table-cell>
          <table:table-cell table:style-name="ce1" office:value-type="string" calcext:value-type="string">
            <text:p>OPA4376</text:p>
          </table:table-cell>
          <table:table-cell table:style-name="ce1" office:value-type="string" calcext:value-type="string">
            <text:p>Opamp <text:s/>2.2-5.5 V, Offset 5?V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A3</text:p>
          </table:table-cell>
          <table:table-cell table:style-name="ce1" office:value-type="string" calcext:value-type="string">
            <text:p>CC2420</text:p>
          </table:table-cell>
          <table:table-cell table:style-name="ce1" office:value-type="string" calcext:value-type="string">
            <text:p>2.4 GHz transi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CC2420RGZ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A4</text:p>
          </table:table-cell>
          <table:table-cell table:style-name="ce1" office:value-type="string" calcext:value-type="string">
            <text:p>2.048V</text:p>
          </table:table-cell>
          <table:table-cell table:style-name="ce1" office:value-type="string" calcext:value-type="string">
            <text:p>Reference 2.048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REF3320AID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DD1</text:p>
          </table:table-cell>
          <table:table-cell table:style-name="ce1" office:value-type="string" calcext:value-type="string">
            <text:p>M25P80V6</text:p>
          </table:table-cell>
          <table:table-cell table:style-name="ce1" office:value-type="string" calcext:value-type="string">
            <text:p>Serial memory 2.7-3.6V, 8 Mbit (1 Mbyte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M25P80-VMW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D2</text:p>
          </table:table-cell>
          <table:table-cell table:style-name="ce1" office:value-type="string" calcext:value-type="string">
            <text:p>M430F1611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string" calcext:value-type="string">
            <text:p>MSP430F1611IPM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DD3</text:p>
          </table:table-cell>
          <table:table-cell table:style-name="ce1" office:value-type="string" calcext:value-type="string">
            <text:p>DS2411</text:p>
          </table:table-cell>
          <table:table-cell table:style-name="ce1" office:value-type="string" calcext:value-type="string">
            <text:p>Unic 48bit serial code. Family code 0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DS2411R+T&amp;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D4</text:p>
          </table:table-cell>
          <table:table-cell table:style-name="ce1" office:value-type="string" calcext:value-type="string">
            <text:p>SHT10</text:p>
          </table:table-cell>
          <table:table-cell table:style-name="ce1" office:value-type="string" calcext:value-type="string">
            <text:p>Temp and hum sens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string" calcext:value-type="string">
            <text:p>SHT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L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10 mA, V=2.5 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-1394ID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L2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10 mA, V=2.5 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-1394GD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L3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10 mA, V=2.5 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-1394YDT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1, L5, L6</text:p>
          </table:table-cell>
          <table:table-cell table:style-name="ce1" office:value-type="string" calcext:value-type="string">
            <text:p>10uH</text:p>
          </table:table-cell>
          <table:table-cell table:style-name="ce1" office:value-type="string" calcext:value-type="string">
            <text:p>0805 SM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LQM21FN100M80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2, L4</text:p>
          </table:table-cell>
          <table:table-cell table:style-name="ce1" office:value-type="string" calcext:value-type="string">
            <text:p>7.5nH</text:p>
          </table:table-cell>
          <table:table-cell table:style-name="ce1" office:value-type="string" calcext:value-type="string">
            <text:p>SMD 0402 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LQG15HS7N5J02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5.6nH</text:p>
          </table:table-cell>
          <table:table-cell table:style-name="ce1" office:value-type="string" calcext:value-type="string">
            <text:p>SMD 0402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LQG15HS5N6S02D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 office:value-type="string" calcext:value-type="string">
            <text:p>MH1, MH2, MH3, MH4</text:p>
          </table:table-cell>
          <table:table-cell table:style-name="ce1" office:value-type="string" calcext:value-type="string">
            <text:p>Mount hole pcb 3mm</text:p>
          </table:table-cell>
          <table:table-cell table:style-name="ce1" office:value-type="string" calcext:value-type="string">
            <text:p>PCB mount hole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office:value-type="string" calcext:value-type="string">
            <text:p>R1, R2, R3, R4, R19, R20, R21, R22, R23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string" calcext:value-type="string">
            <text:p>RC0402FR-0720KL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 office:value-type="string" calcext:value-type="string">
            <text:p>R5, R6, R7, R8, R9, R10, R11, R12, R13, R14, R15, R16, R17, R18, R31, R33, R34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10K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43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string" calcext:value-type="string">
            <text:p>RC0402FR-0743K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1R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26, R27</text:p>
          </table:table-cell>
          <table:table-cell table:style-name="ce1" office:value-type="string" calcext:value-type="string">
            <text:p>750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1R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29, R35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470R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30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100K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32</text:p>
          </table:table-cell>
          <table:table-cell table:style-name="ce1" office:value-type="string" calcext:value-type="string">
            <text:p>2.2K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string" calcext:value-type="string">
            <text:p>RC0402FR-072K2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3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RC0402FR-07220R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3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% 0402 SMD 0.063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string" calcext:value-type="string">
            <text:p>RC0402FR-07100R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1</text:p>
          </table:table-cell>
          <table:table-cell table:style-name="ce1" office:value-type="string" calcext:value-type="string">
            <text:p>MSK-12D19</text:p>
          </table:table-cell>
          <table:table-cell table:style-name="ce1" office:value-type="string" calcext:value-type="string">
            <text:p>Slide switch 3 pi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MSK-12D1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VT1</text:p>
          </table:table-cell>
          <table:table-cell table:style-name="ce1" office:value-type="string" calcext:value-type="string">
            <text:p>IRLML5103</text:p>
          </table:table-cell>
          <table:table-cell table:style-name="ce1" office:value-type="string" calcext:value-type="string">
            <text:p>p-mosfet <text:s text:c="2"/>-30V 0.76A Vgs=-1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RLML5103TRPBF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Microfit3.0 16 pins R thru hole</text:p>
          </table:table-cell>
          <table:table-cell table:style-name="ce1" office:value-type="string" calcext:value-type="string">
            <text:p>Step 3mm, dual row 16 pins, thru 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43045-1601 molex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DS-1026-06 2X4</text:p>
          </table:table-cell>
          <table:table-cell table:style-name="ce1" office:value-type="string" calcext:value-type="string">
            <text:p>Step 2mm 2x4 height 4.3m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XS1, XS2</text:p>
          </table:table-cell>
          <table:table-cell table:style-name="ce1" office:value-type="string" calcext:value-type="string">
            <text:p>Keystone AA Battery Clip</text:p>
          </table:table-cell>
          <table:table-cell table:style-name="ce1" office:value-type="string" calcext:value-type="string">
            <text:p>Button Contac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ZQ1</text:p>
          </table:table-cell>
          <table:table-cell table:style-name="ce1" office:value-type="string" calcext:value-type="string">
            <text:p>16.000M</text:p>
          </table:table-cell>
          <table:table-cell table:style-name="ce1" office:value-type="string" calcext:value-type="string">
            <text:p>Load 12pF 20pp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.000MHzHC-49SM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ZQ2</text:p>
          </table:table-cell>
          <table:table-cell table:style-name="ce1" office:value-type="string" calcext:value-type="string">
            <text:p>32.768K</text:p>
          </table:table-cell>
          <table:table-cell table:style-name="ce1" office:value-type="string" calcext:value-type="string">
            <text:p>Load 12.5pF 20pp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32768Hz(2x6mm)</text:p>
          </table:table-cell>
          <table:table-cell table:style-name="ce1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21.6pt" fo:margin-right="21.6pt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9:48:59.463352325</dc:date>
    <meta:editing-duration>PT8M14S</meta:editing-duration>
    <meta:editing-cycles>3</meta:editing-cycles>
    <meta:generator>LibreOffice/6.0.7.3$Linux_X86_64 LibreOffice_project/00m0$Build-3</meta:generator>
    <meta:print-date>2019-06-14T19:47:30.621794882</meta:print-date>
    <meta:document-statistic meta:table-count="1" meta:cell-count="227" meta:object-count="0"/>
  </office:meta>
</office:document-meta>
</file>